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exiconNo1RomanB" svg:font-family="LexiconNo1RomanB" style:font-pitch="variable"/>
    <style:font-face style:name="URW Bookman L" svg:font-family="'URW Bookman L'" style:font-pitch="variable"/>
    <style:font-face style:name="Liberation Serif" svg:font-family="'Liberation Serif'" style:font-family-generic="roman" style:font-pitch="variable"/>
    <style:font-face style:name="LexiconNo1ItalicB" svg:font-family="LexiconNo1ItalicB" style:font-family-generic="script" style:font-pitch="variable"/>
    <style:font-face style:name="LexiconNo2ItalicB" svg:font-family="LexiconNo2ItalicB" style:font-family-generic="script" style:font-pitch="variable"/>
    <style:font-face style:name="LexiconNo2ItalicC" svg:font-family="LexiconNo2ItalicC" style:font-family-generic="script" style:font-pitch="variable"/>
    <style:font-face style:name="TriplexItalic-Light" svg:font-family="TriplexItalic-Light" style:font-family-generic="script"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7cea" officeooo:paragraph-rsid="000f7cea" style:font-weight-asian="bold" style:font-weight-complex="bold"/>
    </style:style>
    <style:style style:name="P2" style:family="paragraph" style:parent-style-name="Standard">
      <style:paragraph-properties fo:text-align="center" style:justify-single-word="false"/>
      <style:text-properties fo:font-weight="bold" officeooo:rsid="0011033a" officeooo:paragraph-rsid="0011033a" style:font-weight-asian="bold" style:font-weight-complex="bold"/>
    </style:style>
    <style:style style:name="P3" style:family="paragraph" style:parent-style-name="Standard">
      <style:paragraph-properties fo:text-align="start" style:justify-single-word="false"/>
      <style:text-properties fo:font-weight="bold" officeooo:rsid="0011033a" officeooo:paragraph-rsid="0011033a" style:font-weight-asian="bold" style:font-weight-complex="bold"/>
    </style:style>
    <style:style style:name="P4" style:family="paragraph" style:parent-style-name="Standard">
      <style:paragraph-properties fo:text-align="start" style:justify-single-word="false"/>
      <style:text-properties fo:font-weight="bold" officeooo:rsid="0011033a" officeooo:paragraph-rsid="0011033a" style:font-weight-asian="bold" style:font-weight-complex="bold"/>
    </style:style>
    <style:style style:name="P5" style:family="paragraph" style:parent-style-name="Standard">
      <style:paragraph-properties fo:text-align="start" style:justify-single-word="false"/>
      <style:text-properties fo:font-weight="bold" officeooo:rsid="001333f1" officeooo:paragraph-rsid="001333f1" style:font-weight-asian="bold" style:font-weight-complex="bold"/>
    </style:style>
    <style:style style:name="P6" style:family="paragraph" style:parent-style-name="Standard">
      <style:paragraph-properties fo:text-align="justify" style:justify-single-word="false"/>
      <style:text-properties fo:font-weight="bold" officeooo:rsid="001333f1" officeooo:paragraph-rsid="001333f1" style:font-weight-asian="bold" style:font-weight-complex="bold"/>
    </style:style>
    <style:style style:name="P7" style:family="paragraph" style:parent-style-name="Standard">
      <style:paragraph-properties fo:text-align="justify" style:justify-single-word="false"/>
      <style:text-properties style:font-name="LexiconNo1ItalicB" fo:font-size="13pt" fo:font-weight="normal" officeooo:rsid="00124a59" officeooo:paragraph-rsid="00124a59"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LexiconNo1ItalicB" fo:font-size="13pt" fo:font-weight="normal" officeooo:rsid="00124a59" officeooo:paragraph-rsid="001333f1"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LexiconNo1ItalicB" fo:font-size="13pt" fo:font-weight="normal" officeooo:rsid="001333f1" officeooo:paragraph-rsid="001333f1"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LexiconNo1ItalicB" fo:font-size="13pt" fo:font-weight="bold" officeooo:rsid="001333f1" officeooo:paragraph-rsid="001333f1"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exiconNo1ItalicB" fo:font-size="13pt" fo:font-weight="bold" officeooo:rsid="00124a59" officeooo:paragraph-rsid="001333f1"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3pt" fo:font-weight="normal" officeooo:rsid="0011033a" officeooo:paragraph-rsid="0011033a" style:font-size-asian="13pt" style:font-weight-asian="normal" style:font-size-complex="13pt" style:font-weight-complex="normal"/>
    </style:style>
    <style:style style:name="T1" style:family="text">
      <style:text-properties style:font-name="LexiconNo1ItalicB"/>
    </style:style>
    <style:style style:name="T2" style:family="text">
      <style:text-properties officeooo:rsid="001333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edoro System</text:p>
      <text:p text:style-name="P1"/>
      <text:p text:style-name="P2">1. Introduction</text:p>
      <text:p text:style-name="P12">The General Problem, The specific Focus, <text:s/>Why unresolved, My idea to resolve, Aim/Hypothesis</text:p>
      <text:p text:style-name="P7"/>
      <text:p text:style-name="P7"><text:span text:style-name="T1">Time management has always been an important issue in our life (find ref). Struggling with time to accomplish our tasks is very common (find refs.). There had been numerous attempts to create systems that can help us to perform this management task. A popular schema is the Urgency/Importance quadrant (ref.); and the Pomodoro</text:span> (ref.) time control technique. In specific, when the tasks are numerous and time is limited, one can get lost (ref.) and worried (ref.) leading to various social, economic and production problems. A lot of time will be wasted on tasks that starts up as critical and ends up as distraction tasks; or sometimes we focus on a critical urgent tasks and force to achieve our important goals, or forget to manage our personal life. At the end, we pause to look back at our work, and we regret the things that we didn't do rather than praise the things we did. My idea to resolve is problem is to find a software system that can help manage our life (both personal and professional). The existing systems lacks such a functionality. Systems like TeamVis still requires a lot of personal management, and when the tasks are numerous, one can easily get lost. This is the problem with all system based on the Pomodoro <text:span text:style-name="T2">technique</text:span> because they intend to focus on one task. But what if such a task is divided into smaller parts, which part to start with? Using the Urgency/Importance quadrant is also limited, one has to put a lot of time deciding whether a certain task is critical or important. What if a lot of tasks are critical and they sounds to never end. When to work on the important tasks then? What about a system that can manage all that. A system that decides for you what to work on now, a system that makes sure that you finish your tasks before deadlines. A system that makes sure, you registered your son at the town hall, and you booked an appointment at the dentist and a system that makes sure you contacted your friends while publishing your big Journal paper. Here we propose Moedoro, a <text:span text:style-name="T2">novel</text:span> idea that get the best of all worlds. A combination of the Urgency/Importance quadrant and the <text:span text:style-name="T2">P</text:span>omodoro <text:span text:style-name="T2">technique.</text:span></text:p>
      <text:p text:style-name="P2"/>
      <text:p text:style-name="P2"/>
      <text:p text:style-name="P2">2. Methods</text:p>
      <text:p text:style-name="P3">2.1 – Requirements Analysis</text:p>
      <text:p text:style-name="P8"/>
      <text:p text:style-name="P11"><text:span text:style-name="T2">2.1.1. System Input:</text:span></text:p>
      <text:p text:style-name="P9">One of the basic requirements of this system is to accept tasks as inputs. Such tasks should have a number of attributes that identifies it. Such an attribute is the estimated Pomodoros that a task requires in order to be done. Another attribute is list of different resources available for this task to use, such as documents, images , etc.. An important attribute that a user should input also to this system is the Deadline. An additional attribute is the priority value (from 1 to 10) to help the system allocate tasks for you so that you are sure to finish the higher prior task before its given deadline.</text:p>
      <text:p text:style-name="P9"/>
      <text:p text:style-name="P10">2.2.2. System Output:</text:p>
      <text:p text:style-name="P6"><text:soft-page-break/></text:p>
      <text:p text:style-name="P3">2.2 – Conceptual Model</text:p>
      <text:p text:style-name="P3"/>
      <text:p text:style-name="P3">2.3 – Database Desgin</text:p>
      <text:p text:style-name="P3"/>
      <text:p text:style-name="P3">2.4 – Interface</text:p>
      <text:p text:style-name="P3"/>
      <text:p text:style-name="P2"/>
      <text:p text:style-name="P2">3. Resutls</text:p>
      <text:p text:style-name="P2"/>
      <text:p text:style-name="P2">4.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exiconNo1RomanB" svg:font-family="LexiconNo1RomanB" style:font-pitch="variable"/>
    <style:font-face style:name="URW Bookman L" svg:font-family="'URW Bookman L'" style:font-pitch="variable"/>
    <style:font-face style:name="Liberation Serif" svg:font-family="'Liberation Serif'" style:font-family-generic="roman" style:font-pitch="variable"/>
    <style:font-face style:name="LexiconNo1ItalicB" svg:font-family="LexiconNo1ItalicB" style:font-family-generic="script" style:font-pitch="variable"/>
    <style:font-face style:name="LexiconNo2ItalicB" svg:font-family="LexiconNo2ItalicB" style:font-family-generic="script" style:font-pitch="variable"/>
    <style:font-face style:name="LexiconNo2ItalicC" svg:font-family="LexiconNo2ItalicC" style:font-family-generic="script" style:font-pitch="variable"/>
    <style:font-face style:name="TriplexItalic-Light" svg:font-family="TriplexItalic-Light" style:font-family-generic="script"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Tleis</meta:initial-creator>
    <meta:creation-date>2014-07-04T17:00:15.679151251</meta:creation-date>
    <dc:date>2014-09-17T18:34:37.216560858</dc:date>
    <dc:creator>Mohamed Tleis</dc:creator>
    <meta:editing-duration>P0D</meta:editing-duration>
    <meta:editing-cycles>4</meta:editing-cycles>
    <meta:generator>LibreOffice/4.2.5.2$Linux_X86_64 LibreOffice_project/420m0$Build-2</meta:generator>
    <meta:document-statistic meta:table-count="0" meta:image-count="0" meta:object-count="0" meta:page-count="2" meta:paragraph-count="14" meta:word-count="528" meta:character-count="3032" meta:non-whitespace-character-count="2513"/>
  </office:meta>
</office:document-meta>
</file>